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tat" table:style-name="ta1">
        <table:shapes>
          <draw:frame draw:z-index="0" draw:style-name="gr1" draw:text-style-name="P1" svg:width="453.51pt" svg:height="255.09pt" svg:x="120.36pt" svg:y="41.24pt">
            <loext:p draw:notify-on-update-of-ranges="merged_stat.B1:merged_stat.E1 merged_stat.A3:merged_stat.A3 merged_stat.B3:merged_stat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ctor Wid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tal Vector Instructions</text:p>
          </table:table-cell>
          <table:table-cell office:value-type="float" office:value="172515" calcext:value-type="float">
            <text:p>172515</text:p>
          </table:table-cell>
          <table:table-cell office:value-type="float" office:value="99571" calcext:value-type="float">
            <text:p>99571</text:p>
          </table:table-cell>
          <table:table-cell office:value-type="float" office:value="54127" calcext:value-type="float">
            <text:p>54127</text:p>
          </table:table-cell>
          <table:table-cell office:value-type="float" office:value="28217" calcext:value-type="float">
            <text:p>28217</text:p>
          </table:table-cell>
        </table:table-row>
        <table:table-row table:style-name="ro1">
          <table:table-cell office:value-type="string" calcext:value-type="string">
            <text:p>Vector Utilization</text:p>
          </table:table-cell>
          <table:table-cell office:value-type="float" office:value="75.742109" calcext:value-type="float">
            <text:p>75.742109</text:p>
          </table:table-cell>
          <table:table-cell office:value-type="float" office:value="68.958582" calcext:value-type="float">
            <text:p>68.958582</text:p>
          </table:table-cell>
          <table:table-cell office:value-type="float" office:value="65.434765" calcext:value-type="float">
            <text:p>65.434765</text:p>
          </table:table-cell>
          <table:table-cell office:value-type="float" office:value="63.785794" calcext:value-type="float">
            <text:p>63.785794</text:p>
          </table:table-cell>
        </table:table-row>
        <table:table-row table:style-name="ro1">
          <table:table-cell office:value-type="string" calcext:value-type="string">
            <text:p>Utilized vector lanes</text:p>
          </table:table-cell>
          <table:table-cell office:value-type="float" office:value="261333" calcext:value-type="float">
            <text:p>261333</text:p>
          </table:table-cell>
          <table:table-cell office:value-type="float" office:value="274651" calcext:value-type="float">
            <text:p>274651</text:p>
          </table:table-cell>
          <table:table-cell office:value-type="float" office:value="283343" calcext:value-type="float">
            <text:p>283343</text:p>
          </table:table-cell>
          <table:table-cell office:value-type="float" office:value="287975" calcext:value-type="float">
            <text:p>287975</text:p>
          </table:table-cell>
        </table:table-row>
        <table:table-row table:style-name="ro1">
          <table:table-cell office:value-type="string" calcext:value-type="string">
            <text:p>Total Vector Lanes</text:p>
          </table:table-cell>
          <table:table-cell office:value-type="float" office:value="345030" calcext:value-type="float">
            <text:p>345030</text:p>
          </table:table-cell>
          <table:table-cell office:value-type="float" office:value="398284" calcext:value-type="float">
            <text:p>398284</text:p>
          </table:table-cell>
          <table:table-cell office:value-type="float" office:value="433016" calcext:value-type="float">
            <text:p>433016</text:p>
          </table:table-cell>
          <table:table-cell office:value-type="float" office:value="451472" calcext:value-type="float">
            <text:p>451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9:45:49.435797115</dc:date>
    <meta:editing-duration>PT4M38S</meta:editing-duration>
    <meta:editing-cycles>1</meta:editing-cycles>
    <meta:document-statistic meta:table-count="1" meta:cell-count="25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5cm" chart:style-name="ch2">
          <text:p>Vector utilization for various vector width</text:p>
        </chart:title>
        <chart:plot-area chart:style-name="ch3" table:cell-range-address="merged_stat.B1:merged_stat.E1 merged_stat.A3:merged_stat.E3" chart:data-source-has-labels="both" svg:x="1.279cm" svg:y="1.248cm" svg:width="14.401cm" svg:height="6.643cm">
          <chartooo:coordinate-region svg:x="1.9cm" svg:y="1.421cm" svg:width="13.593cm" svg:height="5.876cm"/>
          <chart:axis chart:dimension="x" chart:name="primary-x" chart:style-name="ch4" chartooo:axis-type="auto">
            <chartooo:date-scale/>
            <chart:title svg:x="7.522cm" svg:y="8.071cm" chart:style-name="ch5">
              <text:p>Vector Width</text:p>
            </chart:title>
            <chart:categories table:cell-range-address="merged_stat.B1:merged_stat.E1"/>
          </chart:axis>
          <chart:axis chart:dimension="y" chart:name="primary-y" chart:style-name="ch4">
            <chart:title svg:x="0.451cm" svg:y="5.83cm" chart:style-name="ch6">
              <text:p>Vector Utilization</text:p>
            </chart:title>
            <chart:grid chart:style-name="ch7" chart:class="major"/>
          </chart:axis>
          <chart:series chart:style-name="ch8" chart:values-cell-range-address="merged_stat.B3:merged_stat.E3" chart:label-cell-address="merged_stat.A3:merged_stat.A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merged_stat.B1:merged_stat.E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Vector Utilization</text:p>
                <draw:g>
                  <svg:desc>merged_stat.A3:merged_stat.A3</svg:desc>
                </draw:g>
              </table:table-cell>
              <table:table-cell office:value-type="float" office:value="75.742109">
                <text:p>75.742109</text:p>
                <draw:g>
                  <svg:desc>merged_stat.B3:merged_stat.E3</svg:desc>
                </draw:g>
              </table:table-cell>
              <table:table-cell office:value-type="float" office:value="68.958582">
                <text:p>68.958582</text:p>
              </table:table-cell>
              <table:table-cell office:value-type="float" office:value="65.434765">
                <text:p>65.434765</text:p>
              </table:table-cell>
              <table:table-cell office:value-type="float" office:value="63.785794">
                <text:p>63.785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